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d4b5" officeooo:paragraph-rsid="000bd4b5"/>
    </style:style>
    <style:style style:name="P2" style:family="paragraph" style:parent-style-name="Standard">
      <style:paragraph-properties fo:text-align="justify" style:justify-single-word="false"/>
      <style:text-properties officeooo:rsid="000c960f" officeooo:paragraph-rsid="000bd4b5"/>
    </style:style>
    <style:style style:name="P3" style:family="paragraph" style:parent-style-name="Standard">
      <style:paragraph-properties fo:text-align="justify" style:justify-single-word="false"/>
      <style:text-properties officeooo:rsid="000c960f" officeooo:paragraph-rsid="000c960f"/>
    </style:style>
    <style:style style:name="P4" style:family="paragraph" style:parent-style-name="Standard">
      <style:paragraph-properties fo:text-align="justify" style:justify-single-word="false"/>
      <style:text-properties officeooo:rsid="000f68ad" officeooo:paragraph-rsid="000f68ad"/>
    </style:style>
    <style:style style:name="P5" style:family="paragraph" style:parent-style-name="Standard">
      <style:paragraph-properties fo:text-align="justify" style:justify-single-word="false"/>
      <style:text-properties fo:color="#800000" officeooo:rsid="0015071f" officeooo:paragraph-rsid="0015071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84c3"/>
    </style:style>
    <style:style style:name="T3" style:family="text">
      <style:text-properties style:text-underline-style="solid" style:text-underline-width="auto" style:text-underline-color="font-color" officeooo:rsid="00136a3a"/>
    </style:style>
    <style:style style:name="T4" style:family="text">
      <style:text-properties style:text-underline-style="solid" style:text-underline-width="auto" style:text-underline-color="font-color" officeooo:rsid="0017897f"/>
    </style:style>
    <style:style style:name="T5" style:family="text">
      <style:text-properties style:text-underline-style="none"/>
    </style:style>
    <style:style style:name="T6" style:family="text">
      <style:text-properties officeooo:rsid="000e3b74"/>
    </style:style>
    <style:style style:name="T7" style:family="text">
      <style:text-properties officeooo:rsid="000f8f01"/>
    </style:style>
    <style:style style:name="T8" style:family="text">
      <style:text-properties fo:font-size="12pt" fo:font-weight="bold" officeooo:rsid="000feb7a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eb7a" style:font-weight-asian="bold" style:font-weight-complex="bold"/>
    </style:style>
    <style:style style:name="T11" style:family="text">
      <style:text-properties fo:font-weight="bold" officeooo:rsid="0011a2f3" style:font-weight-asian="bold" style:font-weight-complex="bold"/>
    </style:style>
    <style:style style:name="T12" style:family="text">
      <style:text-properties fo:font-weight="bold" officeooo:rsid="00196c21" style:font-weight-asian="bold" style:font-weight-complex="bold"/>
    </style:style>
    <style:style style:name="T13" style:family="text">
      <style:text-properties fo:font-style="normal" style:text-underline-style="none" fo:font-weight="bold" officeooo:rsid="000feb7a" style:font-style-asian="normal" style:font-weight-asian="bold" style:font-style-complex="normal" style:font-weight-complex="bold"/>
    </style:style>
    <style:style style:name="T14" style:family="text">
      <style:text-properties fo:color="#800000" officeooo:rsid="000f8f01"/>
    </style:style>
    <style:style style:name="T15" style:family="text">
      <style:text-properties fo:color="#800000" officeooo:rsid="001284c3"/>
    </style:style>
    <style:style style:name="T16" style:family="text">
      <style:text-properties fo:color="#800000" officeooo:rsid="00136a3a"/>
    </style:style>
    <style:style style:name="T17" style:family="text">
      <style:text-properties fo:color="#800000" fo:font-weight="bold" officeooo:rsid="000f8f01" style:font-weight-asian="bold" style:font-weight-complex="bold"/>
    </style:style>
    <style:style style:name="T18" style:family="text">
      <style:text-properties officeooo:rsid="00136a3a"/>
    </style:style>
    <style:style style:name="T19" style:family="text">
      <style:text-properties officeooo:rsid="0017897f"/>
    </style:style>
    <style:style style:name="T20" style:family="text">
      <style:text-properties officeooo:rsid="001b34d9"/>
    </style:style>
    <style:style style:name="T21" style:family="text">
      <style:text-properties officeooo:rsid="001b74e1"/>
    </style:style>
    <style:style style:name="T22" style:family="text">
      <style:text-properties officeooo:rsid="001b9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MEDICO</text:span>(<text:span text:style-name="T1">CRM</text:span><text:span text:style-name="T5">, NOME</text:span> COMPLETO, ENDEREÇO, BAIRRO, CIDADE, ESTADO, CEP, COMPLEMENTO, CPF, RG, DATA DE NASCIMENTO, NATURALIDADE, NACIONALIDADE, E-MAIL, TELEFONES, CELULAR, TRABALHO, ESPECIALIDADES)<text:span text:style-name="T20">18</text:span></text:p>
      <text:p text:style-name="P1"/>
      <text:p text:style-name="P1"/>
      <text:p text:style-name="P1"><text:span text:style-name="T8">PACIENTE</text:span>(<text:span text:style-name="T4">CPF</text:span><text:span text:style-name="T19">, </text:span>NOME COMPLETO, ENDEREÇO, BAIRRO, CIDADE, ESTADO, CEP, COMPLEMENTO, RG, DATA DE NASCIMENTO, NATURALIDADE, NACIONALIDADE, E-MAIL, TELEFONE CELULAR, TELEFONE TRABALHO, NOME DO PAI, NOME DA MÃE, TIPO SANGUÍNEO)<text:span text:style-name="T21">18</text:span></text:p>
      <text:p text:style-name="P2"/>
      <text:p text:style-name="P2"/>
      <text:p text:style-name="P4"><text:span text:style-name="T10">AGENDA</text:span><text:span text:style-name="T12">R</text:span>(<text:span text:style-name="T3">COD</text:span><text:span text:style-name="T18">, </text:span>DATA, HORA, PACIENTE, MEDICO)<text:span text:style-name="T22">5</text:span></text:p>
      <text:p text:style-name="P5"><text:tab/>PACIENTE REFERENTE <text:span text:style-name="T9">PACIENTE</text:span> (CPF)</text:p>
      <text:p text:style-name="P5"><text:tab/>MEDICO REFERENTE <text:span text:style-name="T9">MEDICO</text:span> (CRM)</text:p>
      <text:p text:style-name="P2"/>
      <text:p text:style-name="P3"><text:span text:style-name="T11">ATEND</text:span><text:span text:style-name="T12">ER</text:span>(<text:span text:style-name="T2">COD_AGEND</text:span><text:span text:style-name="T7">, </text:span>QUEIXA PRINCIPAL, HISTÓRICO, PROBLEMAS RENAIS, PROBLEMAS ARTICULARES, PROBLEMAS CARDÍACOS, PROBLEMAS RESPIRATÓRIOS, PROBLEMAS GÁSTRICOS, ALERGIAS, HEPATITE, GRAVIDEZ, DIABETES, PROBLEMAS DE CICATRIZAÇÃO, UTILIZA MEDICAMENTOS<text:span text:style-name="T6">)15</text:span></text:p>
      <text:p text:style-name="P3"><text:tab/><text:span text:style-name="T14">C</text:span><text:span text:style-name="T15">OD_AGEND</text:span><text:span text:style-name="T14"> REFERENTE </text:span><text:span text:style-name="T17">PACIENTE</text:span><text:span text:style-name="T14"> (</text:span><text:span text:style-name="T16">COD</text:span><text:span text:style-name="T1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20:29:19.662339404</meta:creation-date>
    <dc:date>2017-08-30T14:46:32.905842219</dc:date>
    <meta:editing-duration>PT41M24S</meta:editing-duration>
    <meta:editing-cycles>20</meta:editing-cycles>
    <meta:generator>LibreOffice/5.3.1.2$Linux_X86_64 LibreOffice_project/30m0$Build-2</meta:generator>
    <meta:document-statistic meta:table-count="0" meta:image-count="0" meta:object-count="0" meta:page-count="1" meta:paragraph-count="7" meta:word-count="89" meta:character-count="802" meta:non-whitespace-character-count="717"/>
  </office:meta>
</office:document-meta>
</file>